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urier 10 Pitch" fo:font-size="10pt" fo:background-color="#e6e6ff" style:font-size-asian="10pt" style:font-size-complex="10pt"/>
    </style:style>
    <style:style style:name="P10" style:family="paragraph" style:parent-style-name="Standard">
      <style:paragraph-properties fo:margin-left="0.8646in" fo:margin-right="0in" fo:text-align="justify" style:justify-single-word="false" fo:text-indent="0in" style:auto-text-indent="false"/>
    </style:style>
    <style:style style:name="P11" style:family="paragraph" style:parent-style-name="Text_20_body">
      <style:paragraph-properties fo:margin-left="0.8752in" fo:margin-right="0in" fo:text-align="justify" style:justify-single-word="false" fo:text-indent="0in" style:auto-text-indent="false"/>
    </style:style>
    <style:style style:name="P12" style:family="paragraph" style:parent-style-name="Text_20_body">
      <style:paragraph-properties fo:margin-left="0.8854in" fo:margin-right="0in" fo:text-align="justify" style:justify-single-word="false" fo:text-indent="0in" style:auto-text-indent="false"/>
    </style:style>
    <style:style style:name="P13" style:family="paragraph" style:parent-style-name="Text_20_body">
      <style:paragraph-properties fo:margin-left="0.8854in" fo:margin-right="0in" fo:text-align="justify" style:justify-single-word="false" fo:text-indent="0in" style:auto-text-indent="false"/>
      <style:text-properties style:font-name="Nimbus Roman No9 L" fo:font-size="14pt" fo:background-color="#ffffff" style:font-size-asian="14pt" style:font-size-complex="14pt"/>
    </style:style>
    <style:style style:name="P14" style:family="paragraph" style:parent-style-name="Text_20_body">
      <style:paragraph-properties fo:margin-left="0.8854in" fo:margin-right="0in" fo:text-align="justify" style:justify-single-word="false" fo:text-indent="0in" style:auto-text-indent="false" fo:break-before="page"/>
      <style:text-properties style:font-name="Nimbus Roman No9 L" fo:font-size="14pt" fo:background-color="#ffffff" style:font-size-asian="14pt" style:font-size-complex="14pt"/>
    </style:style>
    <style:style style:name="P15" style:family="paragraph" style:parent-style-name="Text_20_body">
      <style:paragraph-properties fo:margin-left="0.6043in" fo:margin-right="0in" fo:text-align="justify" style:justify-single-word="false" fo:text-indent="-0.0209in" style:auto-text-indent="false">
        <style:tab-stops/>
      </style:paragraph-properties>
    </style:style>
    <style:style style:name="P16" style:family="paragraph" style:parent-style-name="Text_20_body">
      <style:paragraph-properties fo:margin-left="0.6043in" fo:margin-right="0in" fo:text-align="justify" style:justify-single-word="false" fo:text-indent="-0.0209in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17" style:family="paragraph" style:parent-style-name="Text_20_body">
      <style:paragraph-properties fo:margin-left="0.6043in" fo:margin-right="0in" fo:text-align="justify" style:justify-single-word="false" fo:text-indent="-0.0209in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18" style:family="paragraph" style:parent-style-name="Text_20_body">
      <style:paragraph-properties fo:margin-left="0.6043in" fo:margin-right="0in" fo:text-align="justify" style:justify-single-word="false" fo:text-indent="-0.0209in" style:auto-text-indent="false">
        <style:tab-stops/>
      </style:paragraph-properties>
      <style:text-properties style:font-name="Nimbus Roman No9 L" fo:font-size="12pt" fo:background-color="#e6e6e6" style:font-size-asian="12pt" style:font-size-complex="12pt"/>
    </style:style>
    <style:style style:name="P19" style:family="paragraph" style:parent-style-name="Text_20_body">
      <style:paragraph-properties fo:margin-left="0.6043in" fo:margin-right="0in" fo:text-align="justify" style:justify-single-word="false" fo:text-indent="-0.0209in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20" style:family="paragraph" style:parent-style-name="Text_20_body">
      <style:paragraph-properties fo:margin-left="1.6772in" fo:margin-right="0in" fo:text-align="justify" style:justify-single-word="false" fo:text-indent="0in" style:auto-text-indent="false"/>
      <style:text-properties style:font-name="Courier 10 Pitch" fo:font-size="10pt" fo:background-color="#e6e6e6" style:font-size-asian="10pt" style:font-size-complex="10pt"/>
    </style:style>
    <style:style style:name="P21" style:family="paragraph" style:parent-style-name="Text_20_body">
      <style:paragraph-properties fo:margin-left="0.8854in" fo:margin-right="0in" fo:text-align="justify" style:justify-single-word="false" fo:text-indent="-0.0209in" style:auto-text-indent="false">
        <style:tab-stops/>
      </style:paragraph-properties>
      <style:text-properties style:font-name="Nimbus Roman No9 L" fo:font-size="12pt" fo:background-color="#ffffff" style:font-size-asian="12pt" style:font-size-complex="12pt"/>
    </style:style>
    <style:style style:name="P22" style:family="paragraph" style:parent-style-name="Text_20_body">
      <style:paragraph-properties fo:margin-left="0in" fo:margin-right="0in" fo:text-align="justify" style:justify-single-word="false" fo:text-indent="-0.0209in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23" style:family="paragraph" style:parent-style-name="Text_20_body">
      <style:paragraph-properties fo:margin-left="0.5728in" fo:margin-right="0in" fo:text-indent="0in" style:auto-text-indent="false" fo:background-color="#e6e6e6">
        <style:background-image/>
      </style:paragraph-properties>
      <style:text-properties style:font-name="Courier 10 Pitch" fo:font-size="10pt" style:font-size-asian="10pt" style:font-size-complex="10pt"/>
    </style:style>
    <style:style style:name="P24" style:family="paragraph" style:parent-style-name="Text_20_body">
      <style:paragraph-properties fo:margin-left="0.5728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25" style:family="paragraph" style:parent-style-name="Text_20_body">
      <style:paragraph-properties fo:margin-left="0.5728in" fo:margin-right="0in" fo:text-align="justify" style:justify-single-word="false" fo:text-indent="0in" style:auto-text-indent="false" fo:background-color="#e6e6e6">
        <style:tab-stops/>
        <style:background-image/>
      </style:paragraph-properties>
      <style:text-properties style:font-name="Courier 10 Pitch" fo:font-size="10pt" fo:font-weight="normal" fo:background-color="#e6e6e6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0311in" fo:margin-right="0in" fo:text-indent="0in" style:auto-text-indent="false"/>
    </style:style>
    <style:style style:name="P27" style:family="paragraph" style:parent-style-name="Text_20_body">
      <style:paragraph-properties fo:margin-left="1.052in" fo:margin-right="0in" fo:text-indent="0in" style:auto-text-indent="false"/>
    </style:style>
    <style:style style:name="P2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Text_20_body" style:list-style-name="L10">
      <style:paragraph-properties fo:text-align="justify" style:justify-single-word="false"/>
      <style:text-properties style:font-name="DejaVu Sans Mono1" fo:font-size="10pt" style:font-size-asian="10pt" style:font-size-complex="10pt"/>
    </style:style>
    <style:style style:name="P31" style:family="paragraph" style:parent-style-name="Text_20_body" style:list-style-name="L2">
      <style:paragraph-properties fo:margin-left="0.5937in" fo:margin-right="0in" fo:text-align="justify" style:justify-single-word="false" fo:text-indent="0in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32" style:family="paragraph" style:parent-style-name="Text_20_body" style:list-style-name="L3">
      <style:paragraph-properties fo:margin-left="0.8854in" fo:margin-right="0in" fo:text-align="justify" style:justify-single-word="false" fo:text-indent="0in" style:auto-text-indent="false"/>
    </style:style>
    <style:style style:name="P33" style:family="paragraph" style:parent-style-name="Text_20_body" style:list-style-name="L4">
      <style:paragraph-properties fo:margin-left="0.8854in" fo:margin-right="0in" fo:text-align="justify" style:justify-single-word="false" fo:text-indent="0in" style:auto-text-indent="false">
        <style:tab-stops>
          <style:tab-stop style:position="0.2811in"/>
        </style:tab-stops>
      </style:paragraph-properties>
    </style:style>
    <style:style style:name="P34" style:family="paragraph" style:parent-style-name="Text_20_body" style:list-style-name="L5">
      <style:paragraph-properties fo:margin-left="0.8752in" fo:margin-right="0in" fo:text-align="justify" style:justify-single-word="false" fo:text-indent="0in" style:auto-text-indent="false">
        <style:tab-stops>
          <style:tab-stop style:position="0.2917in"/>
        </style:tab-stops>
      </style:paragraph-properties>
    </style:style>
    <style:style style:name="P35" style:family="paragraph" style:parent-style-name="Text_20_body" style:list-style-name="L6">
      <style:paragraph-properties fo:margin-left="0.8752in" fo:margin-right="0in" fo:text-align="justify" style:justify-single-word="false" fo:text-indent="0in" style:auto-text-indent="false">
        <style:tab-stops>
          <style:tab-stop style:position="0.2917in"/>
        </style:tab-stops>
      </style:paragraph-properties>
    </style:style>
    <style:style style:name="P36" style:family="paragraph" style:parent-style-name="Text_20_body" style:list-style-name="L7">
      <style:paragraph-properties fo:margin-left="0.8752in" fo:margin-right="0in" fo:text-align="justify" style:justify-single-word="false" fo:text-indent="0in" style:auto-text-indent="false">
        <style:tab-stops>
          <style:tab-stop style:position="0.2917in"/>
        </style:tab-stops>
      </style:paragraph-properties>
    </style:style>
    <style:style style:name="P37" style:family="paragraph" style:parent-style-name="Text_20_body" style:list-style-name="L9">
      <style:paragraph-properties fo:margin-left="0.8752in" fo:margin-right="0in" fo:text-align="justify" style:justify-single-word="false" fo:text-indent="0in" style:auto-text-indent="false">
        <style:tab-stops>
          <style:tab-stop style:position="0.2917in"/>
        </style:tab-stops>
      </style:paragraph-properties>
    </style:style>
    <style:style style:name="P38" style:family="paragraph" style:parent-style-name="Text_20_body" style:list-style-name="L8">
      <style:paragraph-properties fo:margin-left="0.8646in" fo:margin-right="0in" fo:text-align="justify" style:justify-single-word="false" fo:text-indent="0in" style:auto-text-indent="false">
        <style:tab-stops>
          <style:tab-stop style:position="0.302in"/>
        </style:tab-stops>
      </style:paragraph-properties>
    </style:style>
    <style:style style:name="P39" style:family="paragraph" style:parent-style-name="Text_20_body" style:list-style-name="L8">
      <style:paragraph-properties fo:margin-left="0in" fo:margin-right="0in" fo:text-align="justify" style:justify-single-word="false" fo:text-indent="0in" style:auto-text-indent="false"/>
      <style:text-properties style:font-name="Courier 10 Pitch" fo:font-size="10pt" fo:background-color="#e6e6e6" style:font-size-asian="10pt" style:font-size-complex="10pt"/>
    </style:style>
    <style:style style:name="P40" style:family="paragraph" style:parent-style-name="Text_20_body" style:list-style-name="L10">
      <style:paragraph-properties fo:margin-left="1.25in" fo:margin-right="0in" fo:text-align="justify" style:justify-single-word="false" fo:text-indent="-0.75in" style:auto-text-indent="false">
        <style:tab-stops/>
      </style:paragraph-properties>
      <style:text-properties style:font-name="DejaVu Sans Mono1" fo:font-size="10pt" style:font-size-asian="10pt" style:font-size-complex="10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Standard" style:list-style-name="L1">
      <style:paragraph-properties fo:margin-left="0.8752in" fo:margin-right="0in" fo:text-align="justify" style:justify-single-word="false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0pt" fo:background-color="#e6e6e6" style:font-size-asian="10pt" style:font-size-complex="10pt"/>
    </style:style>
    <style:style style:name="T6" style:family="text">
      <style:text-properties style:font-name="Courier 10 Pitch" fo:background-color="#e6e6e6"/>
    </style:style>
    <style:style style:name="T7" style:family="text">
      <style:text-properties style:font-name="Courier 10 Pitch" fo:font-weight="normal" fo:background-color="#e6e6e6" style:font-weight-asian="normal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309" style:font-name="Courier 10 Pitch" fo:font-size="10pt" fo:font-style="italic" fo:background-color="#e6e6e6" style:font-size-asian="10pt" style:font-style-asian="italic" style:font-size-complex="10pt" style:font-style-complex="italic"/>
    </style:style>
    <style:style style:name="T12" style:family="text">
      <style:text-properties fo:color="#ff0000" style:font-name="Courier 10 Pitch" fo:font-size="10pt" fo:background-color="#e6e6e6" style:font-size-asian="10pt" style:font-size-complex="10pt"/>
    </style:style>
    <style:style style:name="T13" style:family="text">
      <style:text-properties fo:background-color="#e6e6e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23 : Extend «diary()»</text:p>
      <text:p text:style-name="P4"/>
      <text:p text:style-name="P2"/>
      <text:p text:style-name="P2">Title: Extend «diary()»</text:p>
      <text:p text:style-name="P2">Version: 1.2</text:p>
      <text:p text:style-name="P3">Authors: Allan CORNET (<text:a xlink:type="simple" xlink:href="mailto:allan.cornet@scilab.org">allan.cornet@scilab.org</text:a>) , Pierre MARECHAL (pierre.marechal@scilab.org)</text:p>
      <text:p text:style-name="P2">Review: </text:p>
      <text:p text:style-name="P2">Commented: </text:p>
      <text:p text:style-name="P2">State: done</text:p>
      <text:p text:style-name="P2">Scilab-Version: <text:s/>Scilab 5.2</text:p>
      <text:p text:style-name="P2">Vote:</text:p>
      <text:p text:style-name="P2">Created: April 15<text:span text:style-name="T3">th</text:span>, 2009</text:p>
      <text:p text:style-name="P2">Modified: April 20<text:span text:style-name="T3">th</text:span>, 2009</text:p>
      <text:p text:style-name="P4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Abstract<text:tab/>1</text:p>
          <text:p text:style-name="P28">Current behavior<text:tab/>3</text:p>
          <text:p text:style-name="P28">Rationale<text:tab/>4</text:p>
          <text:p text:style-name="P29">Start a diary session<text:tab/>4</text:p>
          <text:p text:style-name="P29">List diary sessions<text:tab/>5</text:p>
          <text:p text:style-name="P29">Close diary session(s)<text:tab/>5</text:p>
          <text:p text:style-name="P29">Pause/Resume diary session(s)<text:tab/>6</text:p>
          <text:p text:style-name="P29">Does a diary session exists ?<text:tab/>6</text:p>
          <text:p text:style-name="P29">Diary &amp; time-stamp<text:tab/>7</text:p>
          <text:p text:style-name="P29">Filtering diary<text:tab/>8</text:p>
          <text:p text:style-name="P28">Example Usage<text:tab/>8</text:p>
          <text:p text:style-name="P28">Changelog<text:tab/>8</text:p>
          <text:p text:style-name="P28">Copyright<text:tab/>9</text:p>
        </text:index-body>
      </text:table-of-content>
      <text:p text:style-name="P2"/>
      <text:p text:style-name="P2"/>
      <text:p text:style-name="P2"/>
      <text:h text:style-name="Heading_20_1" text:outline-level="1">Abstract</text:h>
      <text:p text:style-name="P2"/>
      <text:p text:style-name="P2">The <text:span text:style-name="Teletype"><text:span text:style-name="T8">diary()</text:span></text:span> function creates a log of keyboard input and the resulting text output.</text:p>
      <text:p text:style-name="P2"/>
      <text:p text:style-name="P2">At the moment, the diary() function has a very ugly behavior (See the “Current Behavior” section) and is very limited. The aim of the SEP is to extend diary() to manage multiple diary simultaneously opened.</text:p>
      <text:p text:style-name="P2"/>
      <text:h text:style-name="Heading_20_1" text:outline-level="1"><text:soft-page-break/>Current behavior</text:h>
      <text:p text:style-name="P5"/>
      <text:p text:style-name="P2"><text:tab/><text:span text:style-name="T5">diary(filename)</text:span></text:p>
      <text:p text:style-name="P10">opens the file which path is given in <text:span text:style-name="Source_20_Text">f</text:span> and register all subsequent Scilab <text:tab/>console inputs and outputs. </text:p>
      <text:p text:style-name="P10"/>
      <text:p text:style-name="P7"><text:tab/><text:span text:style-name="T5">diary(0)</text:span></text:p>
      <text:p text:style-name="P10">Closes the current diary</text:p>
      <text:p text:style-name="P10"/>
      <text:p text:style-name="P7"><text:tab/>A 2<text:span text:style-name="T3">nd</text:span> <text:span text:style-name="T5">diary(filename)</text:span></text:p>
      <text:p text:style-name="P10">Closes the current diary and opens another one.</text:p>
      <text:p text:style-name="P10"/>
      <text:p text:style-name="P7"><text:tab/>This syntax has two drawbacks :</text:p>
      <text:list xml:id="list4055154566226860890" text:style-name="L1">
        <text:list-header>
          <text:p text:style-name="P43">- Only one diary can be open at once</text:p>
          <text:p text:style-name="P43">- If a diary is opened, a new call to diary closes the first one without warning or error. The first diary can be opened without the user know, for example, inside a toolbox function, this make the function shaky.</text:p>
        </text:list-header>
      </text:list>
      <text:p text:style-name="P2"/>
      <text:p text:style-name="P2"/>
      <text:p text:style-name="P2"/>
      <text:h text:style-name="Heading_20_1" text:outline-level="1"/>
      <text:h text:style-name="P41" text:outline-level="1">Rationale</text:h>
      <text:h text:style-name="Heading_20_2" text:outline-level="2">Start a diary session</text:h>
      <text:p text:style-name="P6"/>
      <text:list xml:id="list8502906969386118954" text:style-name="L2">
        <text:list-item>
          <text:list>
            <text:list-header>
              <text:p text:style-name="P31">[id,file-out] = diary(filename,[“new”|”append”])</text:p>
            </text:list-header>
          </text:list>
        </text:list-item>
      </text:list>
      <text:p text:style-name="P12"/>
      <text:p text:style-name="P12">Returns :</text:p>
      <text:list xml:id="list7214786439813531892" text:style-name="L3">
        <text:list-item>
          <text:list>
            <text:list-item>
              <text:p text:style-name="P32">id : a positive integer (&gt;= 1) which is the diary session identifier.</text:p>
            </text:list-item>
            <text:list-item>
              <text:p text:style-name="P32">file-out : A string, the absolute path of the effective written file ()</text:p>
            </text:list-item>
          </text:list>
        </text:list-item>
      </text:list>
      <text:p text:style-name="P12"/>
      <text:p text:style-name="P12">The first input argument is a string that contain the path of the diary file. This can be a relative path or a absolute path.</text:p>
      <text:p text:style-name="P12">The 2<text:span text:style-name="T3">nd</text:span> input argument controls if a new file is created (“new”) or if diary() adds new content at the end of the file (“append”). If the 2<text:span text:style-name="T3">nd</text:span> input argument is not present, the default value is “new”</text:p>
      <text:p text:style-name="P12"/>
      <text:p text:style-name="P12">If the file stated as 1<text:span text:style-name="T3">st</text:span> input argument is already opened in Scilab, diary() returns an error.</text:p>
      <text:p text:style-name="P12"/>
      <text:p text:style-name="P12">When diary() is called with “new” mode : If “filename” already exists and is not empty, an effective filename “base(filemane)+_#+extension(filename)”<text:line-break/>is built, used, and returned by diary(filename) as a second output argument<text:line-break/>(beside id). The rank # would <text:line-break/>be set as the smallest integer for which the resultant filename does not yet <text:line-break/>exists.</text:p>
      <text:p text:style-name="P13"/>
      <text:p text:style-name="P13"/>
      <text:p text:style-name="P14"/>
      <text:h text:style-name="Heading_20_2" text:outline-level="2">List diary sessions</text:h>
      <text:p text:style-name="P9"/>
      <text:p text:style-name="P16">[ids, filenames] = diary()</text:p>
      <text:p text:style-name="P16">[ids, filenames] = diary([],”list”)</text:p>
      <text:p text:style-name="P16"/>
      <text:p text:style-name="P12">Returns</text:p>
      <text:list xml:id="list110009019395949130" text:style-name="L4">
        <text:list-item>
          <text:list>
            <text:list-item>
              <text:p text:style-name="P33">a column vector of integer : identifiers list of opened diary sessions.</text:p>
            </text:list-item>
            <text:list-item>
              <text:p text:style-name="P33">a column vector of strings : absolute paths of the files associated with opened diary sessions.</text:p>
            </text:list-item>
          </text:list>
        </text:list-item>
      </text:list>
      <text:h text:style-name="Heading_20_2" text:outline-level="2"/>
      <text:h text:style-name="Heading_20_2" text:outline-level="2">Close diary session(s)</text:h>
      <text:p text:style-name="P17"/>
      <text:p text:style-name="P16">diary([],”close”)</text:p>
      <text:p text:style-name="P16">diary(0)</text:p>
      <text:p text:style-name="P16">diary(filename,”close”)</text:p>
      <text:p text:style-name="P16">diary(id,”close”)</text:p>
      <text:p text:style-name="P15"/>
      <text:list xml:id="list1937731580043237850" text:style-name="L5">
        <text:list-item>
          <text:p text:style-name="P34">The first and second syntaxes close all opened diary sessions.</text:p>
        </text:list-item>
      </text:list>
      <text:list xml:id="list4308319373314478573" text:style-name="L6">
        <text:list-item>
          <text:p text:style-name="P35">The third syntax closes diary session(s) identified by “filename“. If “filename” is a just a base-name and several diary sessions have been opened with the same base-name, it returns an error. For example :</text:p>
        </text:list-item>
      </text:list>
      <text:p text:style-name="P20">--&gt; diary(SCI+”/log.txt”);</text:p>
      <text:p text:style-name="P20">--&gt; diary(TMPDIR+”/log.txt”);</text:p>
      <text:p text:style-name="P20">--&gt; diary(“log.txt”,”close”)</text:p>
      <text:p text:style-name="P20"><text:s/>!--error</text:p>
      <text:p text:style-name="P20">diary: Ambiguous value for input argument #1: give the absolute path or the diary session id instead.</text:p>
      <text:p text:style-name="P8"><text:tab/><text:tab/>“filename” can be a single string or a character string array.</text:p>
      <text:p text:style-name="P8"/>
      <text:list xml:id="list914883967" text:continue-numbering="true" text:style-name="L6">
        <text:list-item>
          <text:p text:style-name="P35">The fourth syntax closes the diary session identified by “id” which is a positive integer or a matrix of positive integers.</text:p>
        </text:list-item>
      </text:list>
      <text:p text:style-name="P11"/>
      <text:p text:style-name="P8"><text:tab/><text:span text:style-name="T10">Remark </text:span><text:span text:style-name="T9">: diary(0) is retained as backwards compatibility</text:span></text:p>
      <text:h text:style-name="Heading_20_2" text:outline-level="2"><text:soft-page-break/></text:h>
      <text:h text:style-name="Heading_20_2" text:outline-level="2">Pause/Resume diary session(s)</text:h>
      <text:p text:style-name="P17"/>
      <text:p text:style-name="P16">Diary([] <text:s text:c="5"/>,”pause”|”off”)</text:p>
      <text:p text:style-name="P16">diary(filename,”pause”|”off”)</text:p>
      <text:p text:style-name="P16">diary(id <text:s text:c="5"/>,”pause”|”off”)</text:p>
      <text:p text:style-name="P16"/>
      <text:list xml:id="list581506617" text:continue-list="list1937731580043237850" text:style-name="L5">
        <text:list-item>
          <text:p text:style-name="P34">The first syntax suspends all opened diary sessions.</text:p>
        </text:list-item>
      </text:list>
      <text:list xml:id="list8379836656813206904" text:style-name="L7">
        <text:list-item>
          <text:p text:style-name="P36">The second syntax suspend diary session(s) identified by “filename“.</text:p>
        </text:list-item>
      </text:list>
      <text:p text:style-name="P8"><text:tab/><text:tab/>“filename” can be a single string or a character string array.</text:p>
      <text:list xml:id="list4340781878521842959" text:style-name="L8">
        <text:list-item>
          <text:p text:style-name="P38">The third syntax suspend the diary session identified by “id” which is a positive integer or a matrix of positive integers.</text:p>
          <text:p text:style-name="P39"/>
        </text:list-item>
      </text:list>
      <text:p text:style-name="P16"/>
      <text:p text:style-name="P16">diary([] <text:s text:c="5"/>,”resume”|”on”)</text:p>
      <text:p text:style-name="P16">diary(filename,”resume”|”on”)</text:p>
      <text:p text:style-name="P16">diary(id <text:s text:c="5"/>,”resume”|”on”)</text:p>
      <text:p text:style-name="P15"/>
      <text:list xml:id="list293220190" text:continue-list="list581506617" text:style-name="L5">
        <text:list-item>
          <text:p text:style-name="P34">The first syntax resume all opened diary sessions.</text:p>
        </text:list-item>
      </text:list>
      <text:list xml:id="list4651601096228912668" text:style-name="L9">
        <text:list-item>
          <text:p text:style-name="P37">The second syntax resume diary session(s) identified by “filename“.</text:p>
        </text:list-item>
      </text:list>
      <text:p text:style-name="P8"><text:tab/><text:tab/>“filename” can be a single string or a character string array.</text:p>
      <text:list xml:id="list1933832880" text:continue-numbering="true" text:style-name="L9">
        <text:list-item>
          <text:p text:style-name="P37">The third syntax resume the diary session identified by “id” which is a positive integer or a matrix of positive integers.</text:p>
        </text:list-item>
      </text:list>
      <text:p text:style-name="P11"/>
      <text:h text:style-name="Heading_20_2" text:outline-level="2">Does a diary session exists ?</text:h>
      <text:p text:style-name="P22"/>
      <text:p text:style-name="P16">diary(filename,”exists”)</text:p>
      <text:p text:style-name="P18"/>
      <text:p text:style-name="P21">Return true if a diary session is currently opened with the file “filename”, if not false. “filename” can be a single string or a character string array.</text:p>
      <text:p text:style-name="P16"/>
      <text:p text:style-name="P16"/>
      <text:p text:style-name="P16"/>
      <text:h text:style-name="Heading_20_2" text:outline-level="2"><text:soft-page-break/>Diary &amp; time-stamp</text:h>
      <text:p text:style-name="P22"/>
      <text:p text:style-name="P16">diary(filename,”open”,”prefix=Y-m-d H-i-s”) // default</text:p>
      <text:p text:style-name="P16">diary(filename,”open”,”prefix=U”) // Seconds since the Unix Epoch <text:s text:c="2"/></text:p>
      <text:p text:style-name="P19">diary(filename,”open”, ..</text:p>
      <text:p text:style-name="P19"><text:tab/><text:tab/>[ ”prefix=Y-m-d H-i-s” ; “prefix-only-commands” ] );</text:p>
      <text:p text:style-name="P16"/>
      <text:p text:style-name="Text_20_body"><text:tab/>Examples :</text:p>
      <text:p text:style-name="Text_20_body"><text:tab/></text:p>
      <text:p text:style-name="P23">2009-04-19 10:15:00 --&gt;a <text:s/>= rand(3,3)</text:p>
      <text:p text:style-name="P23">2009-04-19 10:15:01 ans <text:s/>=</text:p>
      <text:p text:style-name="P23">2009-04-19 10:15:01 </text:p>
      <text:p text:style-name="P23">2009-04-19 10:15:01 <text:s text:c="4"/>0.2113249 <text:s text:c="3"/>0.3303271 <text:s text:c="3"/>0.8497452</text:p>
      <text:p text:style-name="P23">2009-04-19 10:15:01 <text:s text:c="4"/>0.7560439 <text:s text:c="3"/>0.6653811 <text:s text:c="3"/>0.6857310</text:p>
      <text:p text:style-name="P23">2009-04-19 10:15:01 <text:s text:c="4"/>0.0002211 <text:s text:c="3"/>0.6283918 <text:s text:c="3"/>0.8782165</text:p>
      <text:p text:style-name="P23">2009-04-19 10:15:01 <text:s/></text:p>
      <text:p text:style-name="P23">2009-04-19 10:15:09 --&gt;diary(0);</text:p>
      <text:p text:style-name="P16"/>
      <text:p text:style-name="P23"><text:span text:style-name="T6">1240215778</text:span> --&gt;a <text:s/>= rand(3,3)</text:p>
      <text:p text:style-name="P23"><text:span text:style-name="T6">1240215779</text:span> ans <text:s/>=</text:p>
      <text:p text:style-name="P19">1240215779</text:p>
      <text:p text:style-name="P23"><text:span text:style-name="T6">1240215779</text:span> <text:s text:c="3"/>0.2113249 <text:s text:c="3"/>0.3303271 <text:s text:c="3"/>0.8497452</text:p>
      <text:p text:style-name="P23"><text:span text:style-name="T6">1240215779</text:span> <text:s text:c="3"/>0.7560439 <text:s text:c="3"/>0.6653811 <text:s text:c="3"/>0.6857310</text:p>
      <text:p text:style-name="P23"><text:span text:style-name="T6">1240215779</text:span> <text:s text:c="3"/>0.0002211 <text:s text:c="3"/>0.6283918 <text:s text:c="3"/>0.8782165</text:p>
      <text:p text:style-name="P23"><text:span text:style-name="T7">1240215779</text:span> <text:s/></text:p>
      <text:p text:style-name="P24"><text:span text:style-name="T4">1240215788</text:span> --&gt;diary(0);</text:p>
      <text:p text:style-name="P16"/>
      <text:p text:style-name="P16"/>
      <text:p text:style-name="P23"><text:span text:style-name="T13">2009-04-19 10:15:00</text:span> --&gt;a <text:s/>= rand(3,3)</text:p>
      <text:p text:style-name="P23"><text:s text:c="20"/>ans <text:s/>=</text:p>
      <text:p text:style-name="P24"><text:s text:c="20"/></text:p>
      <text:p text:style-name="P23"><text:span text:style-name="T15"><text:s text:c="20"/></text:span><text:span text:style-name="T14"><text:s text:c="3"/></text:span>0.2113249 <text:s text:c="3"/>0.3303271 <text:s text:c="3"/>0.8497452</text:p>
      <text:p text:style-name="P23"><text:span text:style-name="T15"><text:s text:c="20"/></text:span><text:span text:style-name="T14"><text:s text:c="3"/></text:span>0.7560439 <text:s text:c="3"/>0.6653811 <text:s text:c="3"/>0.6857310</text:p>
      <text:p text:style-name="P23"><text:span text:style-name="T15"><text:s text:c="20"/></text:span><text:span text:style-name="T14"><text:s text:c="3"/></text:span>0.0002211 <text:s text:c="3"/>0.6283918 <text:s text:c="3"/>0.8782165</text:p>
      <text:p text:style-name="P23"/>
      <text:p text:style-name="P25"><text:soft-page-break/>2009-04-19 10:15:09 --&gt;diary(0);</text:p>
      <text:p text:style-name="P16"/>
      <text:p text:style-name="P16"/>
      <text:h text:style-name="P42" text:outline-level="2">Filtering diary</text:h>
      <text:p text:style-name="P22"/>
      <text:p text:style-name="P16">diary(filename,”new”,”filter=command”)</text:p>
      <text:p text:style-name="P26">Log only the input commands.</text:p>
      <text:p text:style-name="P16"/>
      <text:p text:style-name="P16">diary(filename,”new”,”<text:span text:style-name="T15">filter=</text:span>output”)</text:p>
      <text:p text:style-name="P27">Log only the text output.</text:p>
      <text:p text:style-name="P18"/>
      <text:p text:style-name="P21"/>
      <text:p text:style-name="P21"/>
      <text:p text:style-name="P21"/>
      <text:p text:style-name="P21"/>
      <text:p text:style-name="P21"/>
      <text:h text:style-name="Heading_20_1" text:outline-level="1"><text:span text:style-name="Teletype"><text:span text:style-name="T2">Example Usage</text:span></text:span></text:h>
      <text:p text:style-name="P5"><text:span text:style-name="Teletype"><text:span text:style-name="T2"><text:tab/></text:span></text:span></text:p>
      <text:p text:style-name="P5"><text:span text:style-name="Teletype"><text:span text:style-name="T5"><text:tab/>d1 = diary(TMPDIR + </text:span></text:span><text:span text:style-name="Teletype"><text:span text:style-name="T12">“/diary1.txt”</text:span></text:span><text:span text:style-name="Teletype"><text:span text:style-name="T5">)</text:span></text:span></text:p>
      <text:p text:style-name="P5"><text:span text:style-name="Teletype"><text:span text:style-name="T5"><text:tab/>d2 = 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s text:c="6"/></text:span></text:span><text:span text:style-name="Teletype"><text:span text:style-name="T11">// some Scilab instructions …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returns infos about opened diary</text:span></text:span></text:p>
      <text:p text:style-name="P5"><text:span text:style-name="Teletype"><text:span text:style-name="T5"><text:tab/>[ids, filenames] <text:s/>= diary(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1</text:span></text:span></text:p>
      <text:p text:style-name="P5"><text:span text:style-name="Teletype"><text:span text:style-name="T5"><text:tab/>diary(Diaryd1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2</text:span></text:span></text:p>
      <text:p text:style-name="P5"><text:span text:style-name="Teletype"><text:span text:style-name="T5"><text:tab/>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s all diary</text:span></text:span></text:p>
      <text:p text:style-name="P5"><text:span text:style-name="Teletype"><text:span text:style-name="T5"><text:tab/>diary([],</text:span></text:span><text:span text:style-name="Teletype"><text:span text:style-name="T12">”close”</text:span></text:span><text:span text:style-name="Teletype"><text:span text:style-name="T5">)</text:span></text:span></text:p>
      <text:p text:style-name="P5"><text:span text:style-name="Teletype"><text:span text:style-name="T1"/></text:span></text:p>
      <text:h text:style-name="Heading_20_1" text:outline-level="1"><text:soft-page-break/>Changelog</text:h>
      <text:p text:style-name="Text_20_body"/>
      <text:list xml:id="list6721426806561106103" text:style-name="L10">
        <text:list-item>
          <text:list>
            <text:list-item>
              <text:p text:style-name="P30">– Allan CORNET – Initial version</text:p>
            </text:list-item>
            <text:list-item>
              <text:p text:style-name="P30">– Pierre MARECHAL – Current Behavior Section</text:p>
            </text:list-item>
            <text:list-item>
              <text:p text:style-name="P30">– Pierre MARECHAL – Add some syntaxes</text:p>
            </text:list-item>
            <text:list-item>
              <text:p text:style-name="P30">– Pierre MARECHAL – Play/Resume diary session(s)</text:p>
            </text:list-item>
            <text:list-item>
              <text:p text:style-name="P40">– Pierre MARECHAL – Diary &amp; Timstamp (Thx to S. Gougeon for this idea)</text:p>
            </text:list-item>
            <text:list-item>
              <text:p text:style-name="P40">– Pierre MARECHAL – Conflict with already existing files (Thx to S. Gougeon for this idea)</text:p>
            </text:list-item>
            <text:list-item>
              <text:p text:style-name="P40">– Pierre MARECHAL – Filtering</text:p>
              <text:p text:style-name="P30"/>
            </text:list-item>
          </text:list>
        </text:list-item>
      </text:list>
      <text:h text:style-name="Heading_20_1" text:outline-level="1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3937in" fo:margin-right="0in" fo:text-indent="0in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7:44</dc:date>
    <meta:editing-cycles>46</meta:editing-cycles>
    <meta:editing-duration>PT6H22M42S</meta:editing-duration>
    <meta:document-statistic meta:table-count="0" meta:image-count="0" meta:object-count="0" meta:page-count="9" meta:paragraph-count="146" meta:word-count="956" meta:character-count="6375"/>
    <dc:creator>Eric Gallager</dc:creator>
    <meta:user-defined meta:name="Info 1"/>
    <meta:user-defined meta:name="Info 2"/>
    <meta:user-defined meta:name="Info 3"/>
    <meta:user-defined meta:name="Info 4"/>
  </office:meta>
</office:document-meta>
</file>